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 UI Text" svg:font-family="'SF UI Text'"/>
    <style:font-face style:name="SF UI Text1" svg:font-family="'SF UI Text'" style:font-pitch="variable"/>
  </office:font-face-decls>
  <office:automatic-styles>
    <style:style style:name="P1" style:family="paragraph" style:parent-style-name="Standard">
      <style:text-properties style:font-name="SF UI Text1" fo:font-size="14pt" fo:font-weight="bold" officeooo:rsid="000f3947" officeooo:paragraph-rsid="000f3947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SF UI Text1" fo:font-size="10pt" officeooo:rsid="000f3947" officeooo:paragraph-rsid="000f3947" style:font-size-asian="8.75pt" style:font-size-complex="10pt"/>
    </style:style>
    <style:style style:name="P3" style:family="paragraph" style:parent-style-name="Standard">
      <style:text-properties style:font-name="SF UI Text1" fo:font-size="10pt" fo:font-weight="bold" officeooo:rsid="000f3947" officeooo:paragraph-rsid="000f643a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SF UI Text1" fo:font-size="10pt" fo:font-weight="bold" officeooo:rsid="000f3947" officeooo:paragraph-rsid="000f3947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SF UI Text1" fo:font-size="13pt" fo:font-weight="bold" officeooo:rsid="000f3947" officeooo:paragraph-rsid="000f3947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SF UI Text1" fo:font-size="18pt" fo:font-weight="bold" officeooo:rsid="000f3947" officeooo:paragraph-rsid="000f643a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SF UI Text1" officeooo:rsid="000f3947" officeooo:paragraph-rsid="000f3947"/>
    </style:style>
    <style:style style:name="P8" style:family="paragraph" style:parent-style-name="Standard">
      <style:text-properties style:font-name="SF UI Text1" fo:font-weight="normal" officeooo:rsid="000f3947" officeooo:paragraph-rsid="000f3947" style:font-weight-asian="normal" style:font-weight-complex="normal"/>
    </style:style>
    <style:style style:name="P9" style:family="paragraph" style:parent-style-name="Standard">
      <style:text-properties style:font-name="SF UI Text1" officeooo:rsid="000f3947" officeooo:paragraph-rsid="000f3947"/>
    </style:style>
    <style:style style:name="P10" style:family="paragraph" style:parent-style-name="Standard">
      <style:text-properties style:font-name="SF UI Text1" fo:font-weight="normal" officeooo:rsid="000f643a" officeooo:paragraph-rsid="000f643a" style:font-weight-asian="normal" style:font-weight-complex="normal"/>
    </style:style>
    <style:style style:name="P11" style:family="paragraph" style:parent-style-name="Standard">
      <style:text-properties style:font-name="SF UI Text1" fo:font-weight="normal" officeooo:rsid="001100ba" officeooo:paragraph-rsid="001100ba" style:font-weight-asian="normal" style:font-weight-complex="normal"/>
    </style:style>
    <style:style style:name="P12" style:family="paragraph" style:parent-style-name="Standard">
      <style:text-properties style:font-name="SF UI Text" fo:font-size="10pt" fo:font-weight="normal" officeooo:rsid="00102453" officeooo:paragraph-rsid="00102453" style:font-size-asian="8.75pt" style:font-weight-asian="normal" style:font-size-complex="10pt" style:font-weight-complex="normal"/>
    </style:style>
    <style:style style:name="T1" style:family="text">
      <style:text-properties fo:font-size="10pt" fo:font-weight="normal" style:font-size-asian="8.75pt" style:font-weight-asian="normal" style:font-size-complex="10pt" style:font-weight-complex="normal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1100ba" style:font-size-asian="8.75pt" style:font-size-complex="10pt"/>
    </style:style>
    <style:style style:name="T4" style:family="text">
      <style:text-properties style:font-name="SF UI Text" fo:font-size="10pt" fo:font-weight="normal" style:font-size-asian="8.75pt" style:font-weight-asian="normal" style:font-size-complex="10pt" style:font-weight-complex="normal"/>
    </style:style>
    <style:style style:name="T5" style:family="text">
      <style:text-properties officeooo:rsid="00110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GA74 – 2023.1 – Avaliação 03 – Comentários</text:p>
      <text:p text:style-name="P5">Aluno: André Paiva Conrado Rodrigues</text:p>
      <text:p text:style-name="P1"/>
      <text:p text:style-name="P3">Exercício 1 – Gradiente</text:p>
      <text:p text:style-name="P7"/>
      <text:p text:style-name="P7"><text:span text:style-name="T1">Com a variação do valor de </text:span><text:span text:style-name="T4">α</text:span><text:span text:style-name="T1">, foi possível observar tamanha diferença na convergência da otimização ao longo das iterações. Com valores muito pequenos, a otimização por gradiente demorava muito para convergir; com valores demasiadamente altos, o treinamento até mesmo divergia. Com isso, se faz necessário dimensionar o valor de </text:span><text:span text:style-name="T4">α de modo a viabilizar um treinamento rápido e sem risco de divergência.</text:span></text:p>
      <text:p text:style-name="P7"/>
      <text:p text:style-name="P12">Foi possível perceber também que a otimização por gradiente teve mais facilidade em encontrar o ponto ótimo da função Esfera, pois a mesma possui apenas um ponto de mínimo dentre a região de busca. Na função Ackley, por outro lado, a dificuldade foi muito maior, e os gráficos plotados evidenciaram que vários candidatos acabaram travados em um mínimo local que não representa a melhor condição de otimização.</text:p>
      <text:p text:style-name="P7"/>
      <text:p text:style-name="P8"/>
      <text:p text:style-name="P4">Exercício 2 – Algoritmo Genético</text:p>
      <text:p text:style-name="P8"/>
      <text:p text:style-name="P10"><text:span text:style-name="T2">Com a execução dos vários casos de teste propostos, foi possível perceber a importância de uma recombinação e mutação bem dimensionadas. Caso a taxa de mutação esteja muito baixa, a otimização por algoritmo genético pode fazer toda a sua população convergir para um ponto em comum que não apresenta a melhor otimização possível. Com uma taxa de mutação alta demais, percebe-se um decréscimo da média das funções de aptidão d</text:span><text:span text:style-name="T3">e cada geração</text:span><text:span text:style-name="T2">, </text:span><text:span text:style-name="T3">e também um decréscimo no valor mínimo de aptidão para cada geração</text:span><text:span text:style-name="T2">. Além disso, com uma recombinação demasiado alta, é possível perceber uma maior lentidão na convergência, visto que aumentam as possibilidades de recombinação de candidatos não-ótimos.</text:span></text:p>
      <text:p text:style-name="P10"><text:span text:style-name="T2"/></text:p>
      <text:p text:style-name="P11"><text:span text:style-name="T2">Apesar dos intempéries, foi possível perceber que a otimização por Algoritmo Genético obteve um melhor desempenho na otimização da função de Ackley, se comparado ao desempenho da otimização por Gradiente.</text:span></text:p>
      <text:p text:style-name="P10"><text:span text:style-name="T2"/></text:p>
      <text:p text:style-name="P4">Exercício 3 – Enxame de Partículas</text:p>
      <text:p text:style-name="P7"/>
      <text:p text:style-name="P7"/>
      <text:p text:style-name="P8"/>
      <text:p text:style-name="P8"/>
      <text:p text:style-name="P3">Exercício 4 – Comparações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 UI Text" svg:font-family="'SF UI Text'"/>
    <style:font-face style:name="SF UI Text1" svg:font-family="'SF UI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8:20:25.227000000</meta:creation-date>
    <dc:date>2023-06-18T18:57:15.036000000</dc:date>
    <meta:editing-duration>PT11M39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0" meta:word-count="294" meta:character-count="1900" meta:non-whitespace-character-count="1609"/>
  </office:meta>
</office:document-meta>
</file>